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0" style:family="paragraph" style:parent-style-name="Standard">
      <style:paragraph-properties fo:margin-left="0in" fo:text-align="center"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32"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3"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4"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5" style:family="paragraph" style:parent-style-name="Standard">
      <style:paragraph-properties fo:margin-left="0in" fo:text-align="center"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37" style:family="paragraph" style:parent-style-name="Standard">
      <style:paragraph-properties fo:margin-left="0in" fo:text-align="end"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1" style:family="paragraph" style:parent-style-name="Standard">
      <style:paragraph-properties fo:margin-left="0in" fo:text-align="end"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44"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108c8" style:font-size-asian="8pt" style:font-weight-asian="normal" style:font-size-complex="8pt" style:font-weight-complex="normal"/>
    </style:style>
    <style:style style:name="T28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86"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8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8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89" style:family="text">
      <style:text-properties style:font-name="PT Mono" fo:font-size="8pt" fo:font-style="italic" style:font-size-asian="8pt" style:font-style-asian="italic" style:font-size-complex="8pt" style:font-style-complex="italic"/>
    </style:style>
    <style:style style:name="T290" style:family="text">
      <style:text-properties style:font-name="PT Mono" fo:font-size="8pt" style:font-size-asian="8pt" style:font-size-complex="8pt"/>
    </style:style>
    <style:style style:name="T291" style:family="text">
      <style:text-properties style:font-name="PT Mono" fo:font-size="8pt" officeooo:rsid="0252943a" style:font-size-asian="8pt" style:font-size-complex="8pt"/>
    </style:style>
    <style:style style:name="T292" style:family="text">
      <style:text-properties style:font-name="PT Mono" fo:font-size="8pt" officeooo:rsid="025f9a35" style:font-size-asian="8pt" style:font-size-complex="8pt"/>
    </style:style>
    <style:style style:name="T293" style:family="text">
      <style:text-properties officeooo:rsid="0196f739"/>
    </style:style>
    <style:style style:name="T294" style:family="text">
      <style:text-properties officeooo:rsid="0197b448"/>
    </style:style>
    <style:style style:name="T295" style:family="text">
      <style:text-properties officeooo:rsid="01984360"/>
    </style:style>
    <style:style style:name="T296" style:family="text">
      <style:text-properties officeooo:rsid="0199a26c"/>
    </style:style>
    <style:style style:name="T297" style:family="text">
      <style:text-properties officeooo:rsid="01a115e3"/>
    </style:style>
    <style:style style:name="T298" style:family="text">
      <style:text-properties officeooo:rsid="01a2e96c"/>
    </style:style>
    <style:style style:name="T299" style:family="text">
      <style:text-properties officeooo:rsid="01cfad6a"/>
    </style:style>
    <style:style style:name="T300" style:family="text">
      <style:text-properties officeooo:rsid="01dba3a1"/>
    </style:style>
    <style:style style:name="T301" style:family="text">
      <style:text-properties officeooo:rsid="01e36506"/>
    </style:style>
    <style:style style:name="T302" style:family="text">
      <style:text-properties officeooo:rsid="01e48d0a"/>
    </style:style>
    <style:style style:name="T303" style:family="text">
      <style:text-properties officeooo:rsid="020714ee"/>
    </style:style>
    <style:style style:name="T304" style:family="text">
      <style:text-properties officeooo:rsid="02363a67"/>
    </style:style>
    <style:style style:name="T305" style:family="text">
      <style:text-properties officeooo:rsid="024327ec"/>
    </style:style>
    <style:style style:name="T30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93">moved to the couch and </text:span>read through my life since<text:span text:style-name="T293">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94"> . .I listened to a couple River Whyless songs while texting Maddy, Cait and then Scott, saying, </text:span></text:p>
      <text:p text:style-name="P203"><text:s text:c="2"/><text:span text:style-name="T294">"</text:span>no rush at all on the venmis but just checking it didn't get to the wrong Ross Montsinger... that guy's shady!!<text:span text:style-name="T294">"</text:span></text:p>
      <text:p text:style-name="P203"><text:span text:style-name="T294"><text:s text:c="3"/>Scott said, "</text:span>Oh shnap! <text:s/>Totally spaced! <text:s/>To much stoney wall staring!<text:span text:style-name="T294">" with a laugh-cry face, and then, "</text:span>will do now!<text:span text:style-name="T294">"</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94">Shattering the Hourglass</text:span> while trying to buy the Fillion journal I had been eyeing for weeks, but the purchase inexplicably <text:span text:style-name="T295">failed t</text:span>o <text:span text:style-name="T297">go</text:span> through. I took it as a sign and noticed it was slightly too small anyway, so I looked around for an alternative, possibly locally, until<text:span text:style-name="T295">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97">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9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97">for her,</text:span> a GF medium no-onion <text:span text:style-name="T298">w/ hop water</text:span>.</text:p>
      <text:p text:style-name="P205"><text:s text:c="3"/>I made it back to the park at six on the nose, but the power had not <text:span text:style-name="T298">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96">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9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9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00">plays drums on</text:span> the track a year <text:span text:style-name="T299">earlier </text:span><text:span text:style-name="T30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01">The Ross docket includes Wordle, Aldi, Izzy’s, journal edits, bath, shave, </text:span><text:span text:style-name="T302">make journal, clean kitchen, </text:span><text:span text:style-name="T30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03">H</text:span><text:span text:style-name="T224">: My mom is buzzing because she had so much fun with you guys</text:span></text:p>
      <text:p text:style-name="P157"><text:span text:style-name="T303">M</text:span><text:span text:style-name="T224">: I love her!</text:span></text:p>
      <text:p text:style-name="P156"><text:span text:style-name="T303">H</text:span><text:span text:style-name="T224">: She's pretty great imo</text:span></text:p>
      <text:p text:style-name="P156"><text:span text:style-name="T303">R</text:span><text:span text:style-name="T224">: Fun squad, lfg, I'm buzzin too</text:span></text:p>
      <text:p text:style-name="P355"><text:tab/>And it ain't the decaf</text:p>
      <text:p text:style-name="P156"><text:span text:style-name="T303">M</text:span><text:span text:style-name="T224">: I heard we're going bowling next?</text:span></text:p>
      <text:p text:style-name="P156"><text:span text:style-name="T303">R</text:span><text:span text:style-name="T224">: I look ready bc I am</text:span></text:p>
      <text:p text:style-name="P156"><text:span text:style-name="T303">H</text:span><text:span text:style-name="T224">: The decaf was pretty great but I'm just so happy <text:tab/>to hang out with y'all!</text:span></text:p>
      <text:p text:style-name="P158">M<text:span text:style-name="T125">: Yeeeeeee</text:span></text:p>
      <text:p text:style-name="P156"><text:span text:style-name="T30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0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06">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305">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86"><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90">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87">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91">V</text:span><text:span text:style-name="T290">III.XVI</text:span></text:p>
      <text:p text:style-name="P429"><text:span text:style-name="T272"/></text:p>
      <text:p text:style-name="P42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9"><text:span text:style-name="T278"/></text:p>
      <text:p text:style-name="P430"><text:span text:style-name="T278">/ / /</text:span></text:p>
      <text:p text:style-name="P431"><text:span text:style-name="T278">I </text:span><text:span text:style-name="T272">added a raincoat &amp; drumsticks to my bag, left the house, met up w/ Lynn by the Suntrust, conversed with her until 12 Baskets, walked to Battle Cat, ordered an Americano, sat on the porch, chatted w/ Fletcher about his new job, Aurora’s band cancelling on the bus and journals. I proof-pasted two pages and wrote, 10:04. . .I took a photo, didn’t like it, left, gave four packages to a mailman as he passed Story Parlor, snuck down into the Community pit, took a much better photo, posted it, wrote, 10:42.</text:span></text:p>
      <text:p text:style-name="P432"><text:span text:style-name="T27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journal. I could maybe even rip the cover off.)</text:span></text:p>
      <text:p text:style-name="P432"><text:span text:style-name="T27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St. and sat under a tree at Central UMC, which is a much better abbreviation than I had come up with, 2:57.</text:span></text:p>
      <text:p text:style-name="P432"><text:span text:style-name="T272">. . .I watched some teenagers try to paralell park, then walked to Double D’s. The line was long, but Scott &amp; Leann were hopping off the bus, said they were glad to see me as they had just had a strange exchange with someone who had called them peasants.</text:span></text:p>
      <text:p text:style-name="P432"><text:span text:style-name="T27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span></text:p>
      <text:p text:style-name="P432"><text:span text:style-name="T272"/></text:p>
      <text:p text:style-name="P433"><text:span text:style-name="T272">. . .</text:span></text:p>
      <text:p text:style-name="P432"><text:soft-page-break/><text:span text:style-name="T272"/></text:p>
      <text:p text:style-name="P434"><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no one,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34"><text:span text:style-name="T272"/></text:p>
      <text:p text:style-name="P434"><text:span text:style-name="T290">VIII.XVII</text:span></text:p>
      <text:p text:style-name="P434"><text:span text:style-name="T272"/></text:p>
      <text:p text:style-name="P434"><text:span text:style-name="T272">I woke around 7:15ish feeling nervous, thought about the ways this trip could go wrong, packed my two bags with whatever I thought essential (plaid shirt, blanket, towel, Hollister pants, toothbrush, floss, toothpaste, cup, two journals and an extra notebook, pen, USB cable, Bronner’s.</text:span></text:p>
      <text:p text:style-name="P434"><text:span text:style-name="T272"/></text:p>
      <text:p text:style-name="P434"><text:span text:style-name="T272">I should take another T-shirt.</text:span></text:p>
      <text:p text:style-name="P434"><text:span text:style-name="T272"/></text:p>
      <text:p text:style-name="P435"><text:span text:style-name="T272">. . .</text:span></text:p>
      <text:p text:style-name="P434"><text:span text:style-name="T272"/></text:p>
      <text:p text:style-name="P436"><text:span text:style-name="T272">I got picked up by Elisha, rode to the Cantingles, used the restroom, bought a 12 of hop water + a latte, waited outside. He came up behind me, said, “</text:span><text:span text:style-name="T285">ROSS</text:span><text:span text:style-name="T272">.” We got in his truck and drove west with our ETA an hour late. Eli said he had spent three days packing and was held up trying to fix a disco ball. We listened to lo-fi hip-hop beats the whole way there, but with a strong house/drum&amp;bass influence.</text:span></text:p>
      <text:p text:style-name="P436"><text:span text:style-name="T272"><text:s text:c="3"/></text:span><text:span text:style-name="T280">We arrived at Prince boat dock and started unloading his tailgate, which was entirely full. The dock was busy and the staff were unwelcoming. It was obvious we were overprepared. Gary was texting from a stump. I saw Jason and said, “</text:span><text:span text:style-name="T288">Meeta Menta</text:span><text:span text:style-name="T280">,” which </text:span><text:soft-page-break/><text:span text:style-name="T280">made him laugh. They loaded Locke’s motor canoe and departed. I laid on the dock with my head on my bag while Gary and Elisha inflated boats and staged coolers. His truck was sorta blocking the boat ramp, so once he went to park it, I helped inflate things. We waited for Jason and Locke to return, which ended up being around an hour later.</text:span></text:p>
      <text:p text:style-name="P436"><text:span text:style-name="T280"><text:s text:c="3"/>We loaded up their boat again, watched them depart, then set sail, ourselves, Elisha on his standup paddleboard, Gary and I in the inflatable kayak. It didn’t take long for me to say, “Okay Gary, I’m having fun.” We paddled past boat houses, had a smoke break with Jason and Locke, hung around the rope swing for a while, rand into them again at the 2/3rds mark and finally approached Double Island aka Backwater Campsite 78.</text:span></text:p>
      <text:p text:style-name="P43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arp city.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36"><text:span text:style-name="T281"><text:s text:c="3"/>When they returned, gary made delicious spaghetti with the help of Jason’s sausages for the sauce. We talked about going out for sunset, but it was too late. I soon went to sleep, and there was a heavy rain.</text:span></text:p>
      <text:p text:style-name="P436"><text:span text:style-name="T281"/></text:p>
      <text:p text:style-name="P437"><text:span text:style-name="T290">VIII.XVIII</text:span></text:p>
      <text:p text:style-name="P438"><text:span text:style-name="T272"/></text:p>
      <text:p text:style-name="P43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he canoe with Gary up front and Jason in the back.</text:span></text:p>
      <text:p text:style-name="P439"><text:soft-page-break/><text:span text:style-name="T272"><text:s text:c="3"/>We went back to camp so Ben could make Fatoush for lunch, which took a while, but was delicious. </text:span><text:span text:style-name="T283">Locke and Ben to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shit, wantered up from my site a little, went off the trail and took what I think was my first ever shit on the ground.</text:span></text:p>
      <text:p text:style-name="P439"><text:span text:style-name="T272"><text:s text:c="3"/>I didn’t have a light, shovel or toilet paper, and maybe even got some on my shoe. I just went to bed, feeling lighter but not particularly comfortable.</text:span></text:p>
      <text:p text:style-name="P439"><text:span text:style-name="T272"/></text:p>
      <text:p text:style-name="P439"><text:span text:style-name="T290">VIII.XIX</text:span></text:p>
      <text:p text:style-name="P439"><text:span text:style-name="T290"/></text:p>
      <text:p text:style-name="P442"><text:span text:style-name="T290">Jason and I woke around the same time. We all drank coffee while Gary made breakfast burritos. We packed up camp while Gary and Locke went to rent a pontoon boat. We loaded that up and it became apparent that I would be part of the rowing crew with Ben and Elisha since Locke’s car was full and Jason would only be going to Canton. </text:span></text:p>
      <text:p text:style-name="P442"><text:span text:style-name="T290"><text:s text:c="3"/>We rowed all the way there with only a short hangout/smoke near the rope swing. I navigated, which helped me feel like I at least contributed something all weekend. We arrived at the dock, loaded Ben’s car. Elisha repacked his truck while Ben fastened the canoe to the roof. We said goodbye to Eli started driving away.</text:span></text:p>
      <text:p text:style-name="P442"><text:span text:style-name="T290"><text:s text:c="3"/>I deleted a few first messages to Hannah. I didn’t want to seem </text:span><text:span text:style-name="T289">too</text:span><text:span text:style-name="T290"> eager to message her. I eventually said, “I'm alive and enriched! How's Germany??”</text:span></text:p>
      <text:p text:style-name="P442"><text:span text:style-name="T29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292">w/ a 20-ounce Coke</text:span><text:span text:style-name="T290">, took a bath. The water burned my legs so bad. I started writing at the computer, ate some pizza and continued until 8:13.</text:span></text:p>
      <text:p text:style-name="P442"><text:span text:style-name="T290"/></text:p>
      <text:p text:style-name="P443"><text:span text:style-name="T290">. . .</text:span></text:p>
      <text:p text:style-name="P442"><text:span text:style-name="T290"/></text:p>
      <text:p text:style-name="P444"><text:span text:style-name="T290">I slept til around 3AM and decided to shake out my sheets and remake my bed, which felt amazing. I soon had a message from Hannah. We chatted til about 5AM and I gave myself an electric shave + finished my Coca Cola.</text:span></text:p>
      <text:p text:style-name="P444"><text:span text:style-name="T290"/></text:p>
      <text:p text:style-name="P441"><text:span text:style-name="T290">VIII.XX</text:span></text:p>
      <text:p text:style-name="P440"><text:span text:style-name="T272"/></text:p>
      <text:p text:style-name="P440"><text:span text:style-name="T272">I woke around 930, texted with Hannah. She asked if I wanted and was able to pick her up for the airport, which made me feel very optimistic. I emptied both of my bags and put my things where they belong, put my torn </text:span><text:span text:style-name="T285">Thank You, Butt</text:span><text:span text:style-name="T272"> pants over my black leggings and then my Hypos shirt so that my sunburns were fully covered, grabbed both bags + hat &amp; shoes, went downstairs, made a coffee in my to-go cup, left the house.</text:span></text:p>
      <text:p text:style-name="P440"><text:span text:style-name="T272"><text:s text:c="3"/>I walked to Aldi, bought plums, grapes, bananas, then went to Izzy’s for a latte. Dad texted his Worlde score, so I sat at the bar and played while sipping my overflowing latte. SJ came in and we talked for a minute. I then walked to the Brew Pump, went toward the cooler and heard the lady who had called the cops on me say, “Hey, how’s it goin’, </text:span><text:span text:style-name="T285">Non-Alcoholic</text:span><text:span text:style-name="T272">?</text:span><text:span text:style-name="T285">”</text:span></text:p>
      <text:p text:style-name="P440"><text:span text:style-name="T285"><text:s text:c="3"/></text:span><text:span text:style-name="T272">I bought some hop waters, walked to Vance Crescent and remembered I needed coffee beans, so I turned around, walked to Kota Kai and bought a big back of Black Widow from Josh, had him add a couple pumps of drip to my latte, walked home down brevard, took a poop, texted the camping thread saying, “I’m on the toilet, Darwin,” got naked, laid on the bed </text:span><text:soft-page-break/><text:span text:style-name="T272">and thought about whether I should play WoW all week in order to level my druid up one rank in PVP (to 11?,) then wrote, 12: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0T12:17:42.115496260</dc:date>
    <meta:editing-duration>P32DT17H33M13S</meta:editing-duration>
    <meta:editing-cycles>486</meta:editing-cycles>
    <meta:generator>LibreOffice/24.2.5.2$MacOSX_X86_64 LibreOffice_project/bffef4ea93e59bebbeaf7f431bb02b1a39ee8a59</meta:generator>
    <meta:print-date>2024-08-16T09:07:22.621781852</meta:print-date>
    <meta:document-statistic meta:table-count="0" meta:image-count="0" meta:object-count="0" meta:page-count="122" meta:paragraph-count="1015" meta:word-count="36995" meta:character-count="194349" meta:non-whitespace-character-count="156905"/>
  </office:meta>
</office:document-meta>
</file>